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>
      <style:text-properties style:font-name="inherit" fo:font-weight="bold" style:font-weight-asian="bold" style:font-weight-complex="bold"/>
    </style:style>
    <style:style style:name="P3" style:family="paragraph" style:parent-style-name="Text_20_body">
      <style:text-properties style:font-name="inherit" fo:font-weight="bold" officeooo:rsid="001f7b33" officeooo:paragraph-rsid="001f7b33" style:font-weight-asian="bold" style:font-weight-complex="bold"/>
    </style:style>
    <style:style style:name="P4" style:family="paragraph" style:parent-style-name="Text_20_body">
      <style:text-properties style:font-name="inheri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font-name="inherit" fo:font-weight="normal" style:font-weight-asian="normal" style:font-weight-complex="normal"/>
    </style:style>
    <style:style style:name="P6" style:family="paragraph" style:parent-style-name="Text_20_body">
      <style:text-properties style:font-name="inherit" fo:font-weight="normal" officeooo:rsid="001f7b33" officeooo:paragraph-rsid="001f7b33" style:font-weight-asian="normal" style:font-weight-complex="normal"/>
    </style:style>
    <style:style style:name="P7" style:family="paragraph" style:parent-style-name="Text_20_body">
      <style:text-properties style:font-name="inherit" fo:font-weight="normal" officeooo:rsid="001f7b33" officeooo:paragraph-rsid="0022039f" style:font-weight-asian="normal" style:font-weight-complex="normal"/>
    </style:style>
    <style:style style:name="P8" style:family="paragraph" style:parent-style-name="Text_20_body">
      <style:text-properties officeooo:rsid="001c9000" officeooo:paragraph-rsid="001c9000"/>
    </style:style>
    <style:style style:name="P9" style:family="paragraph" style:parent-style-name="Text_20_body">
      <style:text-properties officeooo:paragraph-rsid="001c9000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inherit"/>
    </style:style>
    <style:style style:name="T2" style:family="text">
      <style:text-properties style:font-name="inherit" fo:font-weight="bold" officeooo:rsid="0019fa12" style:font-weight-asian="bold" style:font-weight-complex="bold"/>
    </style:style>
    <style:style style:name="T3" style:family="text">
      <style:text-properties style:font-name="inherit" officeooo:rsid="0019fa12"/>
    </style:style>
    <style:style style:name="T4" style:family="text">
      <style:text-properties style:font-name="inherit"/>
    </style:style>
    <style:style style:name="T5" style:family="text">
      <style:text-properties style:font-name="inherit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 text:c="2"/><text:span text:style-name="T1">Pseudo Classes</text:span></text:p>
      <text:p text:style-name="P4"/>
      <text:p text:style-name="P4">Few useful selector classes:</text:p>
      <text:p text:style-name="P2">1.hover</text:p>
      <text:p text:style-name="P1">Selects links on mouse over.</text:p>
      <text:p text:style-name="P1"/>
      <text:p text:style-name="P2">2.focus</text:p>
      <text:p text:style-name="P1">Selects the &lt;input&gt; element that has focus.</text:p>
      <text:p text:style-name="P1"/>
      <text:p text:style-name="P2">3.active</text:p>
      <text:p text:style-name="P1">Selects the active link.</text:p>
      <text:p text:style-name="P1"/>
      <text:p text:style-name="P2">4.visited</text:p>
      <text:p text:style-name="P1">Selects all visited links.</text:p>
      <text:p text:style-name="P1"/>
      <text:p text:style-name="P2">5.first-child</text:p>
      <text:p text:style-name="P1">Selects every &lt;p&gt; elements that is the first child of its parent.</text:p>
      <text:p text:style-name="P1"/>
      <text:p text:style-name="P2">6.last-child</text:p>
      <text:p text:style-name="P1">Selects every &lt;p&gt; elements that is the last child of its parent.</text:p>
      <text:p text:style-name="P1"/>
      <text:p text:style-name="P2">7.only-child</text:p>
      <text:p text:style-name="P1">Selects every &lt;p&gt; element that is the only child of its parent.</text:p>
      <text:p text:style-name="P1"/>
      <text:p text:style-name="P2">8.nth-child()</text:p>
      <text:p text:style-name="P1">Selects every &lt;p&gt; element that is the second child of its parent.</text:p>
      <text:p text:style-name="P1"/>
      <text:p text:style-name="P2">9.nth-of-type()</text:p>
      <text:p text:style-name="P1">Selects every &lt;p&gt; element that is the second &lt;p&gt; element of its parent.</text:p>
      <text:p text:style-name="P1">It defines the special state of an element.</text:p>
      <text:p text:style-name="P1"><text:soft-page-break/>For example it can be used to style an element when a user mouses over it and style visited and un visited links differently.and style an element when it gets focus.</text:p>
      <text:p text:style-name="Text_20_body"><text:span text:style-name="T2">Please see the below demo code:</text:span><text:span text:style-name="T3"> </text:span></text:p>
      <text:p text:style-name="P8"><text:span text:style-name="T3">&lt;!DOCTYPE html&gt;</text:span></text:p>
      <text:p text:style-name="P8"><text:span text:style-name="T3"><text:tab/>&lt;html&gt;</text:span></text:p>
      <text:p text:style-name="P8"><text:span text:style-name="T3"><text:tab/><text:tab/>&lt;head&gt;</text:span></text:p>
      <text:p text:style-name="P8"><text:span text:style-name="T3"><text:tab/><text:tab/><text:tab/>&lt;title&gt;</text:span><text:span text:style-name="T1">Pseudo Classes</text:span><text:span text:style-name="T3">&lt;/title&gt;</text:span></text:p>
      <text:p text:style-name="P8"><text:span text:style-name="T3"><text:tab/><text:tab/><text:tab/><text:tab/>&lt;style&gt;</text:span></text:p>
      <text:p text:style-name="P8"><text:span text:style-name="T3"><text:tab/><text:tab/><text:tab/><text:tab/><text:tab/>a.Hover:hover {</text:span></text:p>
      <text:p text:style-name="P8"><text:span text:style-name="T3"><text:s text:c="4"/><text:tab/><text:tab/><text:tab/><text:tab/><text:tab/><text:tab/>color:black;</text:span></text:p>
      <text:p text:style-name="P8"><text:span text:style-name="T3"><text:s text:c="4"/><text:tab/><text:tab/><text:tab/><text:tab/><text:tab/><text:tab/>background-color: gold;</text:span></text:p>
      <text:p text:style-name="P8"><text:span text:style-name="T3"><text:s text:c="4"/><text:tab/><text:tab/><text:tab/><text:tab/><text:tab/><text:tab/>display:inline-block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input:focus {</text:span></text:p>
      <text:p text:style-name="P8"><text:span text:style-name="T3"><text:s text:c="4"/><text:tab/><text:tab/><text:tab/><text:tab/><text:tab/><text:tab/>background-color: grey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.nav li a.active{</text:span></text:p>
      <text:p text:style-name="P8"><text:span text:style-name="T3"/></text:p>
      <text:p text:style-name="P8"><text:span text:style-name="T3"><text:tab/><text:tab/><text:tab/><text:tab/><text:tab/><text:tab/><text:tab/>background-color:lightblue;</text:span></text:p>
      <text:p text:style-name="P8"><text:span text:style-name="T3"><text:tab/><text:tab/><text:tab/><text:tab/><text:tab/><text:tab/><text:tab/>color:black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li a:visited {</text:span></text:p>
      <text:p text:style-name="P8"><text:span text:style-name="T3"><text:s text:c="4"/><text:tab/><text:tab/><text:tab/><text:tab/><text:tab/>color:red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</text:span></text:p>
      <text:p text:style-name="P8"><text:span text:style-name="T3"><text:tab/><text:tab/><text:tab/><text:tab/><text:tab/>p:only-child {</text:span></text:p>
      <text:p text:style-name="P8"><text:span text:style-name="T3"><text:s text:c="4"/><text:tab/><text:tab/><text:tab/><text:tab/><text:tab/>background: red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.nth-child p:nth-child(3) {</text:span></text:p>
      <text:p text:style-name="P8"><text:span text:style-name="T3"><text:s text:c="4"/><text:tab/><text:tab/><text:tab/><text:tab/><text:tab/><text:tab/><text:tab/>background: black;</text:span></text:p>
      <text:p text:style-name="P8"><text:soft-page-break/><text:span text:style-name="T3"><text:s text:c="4"/><text:tab/><text:tab/><text:tab/><text:tab/><text:tab/><text:tab/><text:tab/>color: white;</text:span></text:p>
      <text:p text:style-name="P8"><text:span text:style-name="T3"><text:tab/><text:tab/><text:tab/><text:tab/><text:tab/>}</text:span></text:p>
      <text:p text:style-name="P8"><text:span text:style-name="T3"/></text:p>
      <text:p text:style-name="P8"><text:span text:style-name="T3"/></text:p>
      <text:p text:style-name="P8"><text:span text:style-name="T3"><text:tab/><text:tab/><text:tab/><text:tab/><text:tab/>.nth-of-type p:nth-of-type(1) {</text:span></text:p>
      <text:p text:style-name="P8"><text:span text:style-name="T3"><text:s text:c="4"/><text:tab/><text:tab/><text:tab/><text:tab/><text:tab/><text:tab/><text:tab/><text:tab/><text:tab/>background:brown;</text:span></text:p>
      <text:p text:style-name="P8"><text:span text:style-name="T3"><text:s text:c="4"/><text:tab/><text:tab/><text:tab/><text:tab/><text:tab/><text:tab/><text:tab/><text:tab/><text:tab/>color: white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.lastchild p:last-child{</text:span></text:p>
      <text:p text:style-name="P8"><text:span text:style-name="T3"><text:tab/><text:tab/><text:tab/><text:tab/><text:tab/><text:tab/><text:tab/><text:tab/>background: gold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.firstchild p:last-child{</text:span></text:p>
      <text:p text:style-name="P8"><text:span text:style-name="T3"><text:tab/><text:tab/><text:tab/><text:tab/><text:tab/><text:tab/><text:tab/><text:tab/>background: blue;</text:span></text:p>
      <text:p text:style-name="P8"><text:span text:style-name="T3"><text:tab/><text:tab/><text:tab/><text:tab/><text:tab/><text:tab/><text:tab/><text:tab/>color: white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.odd p:nth-of-type(odd){</text:span></text:p>
      <text:p text:style-name="P8"><text:span text:style-name="T3"><text:tab/><text:tab/><text:tab/><text:tab/><text:tab/><text:tab/>background-color: tomato;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.odd p:nth-of-type(even){</text:span></text:p>
      <text:p text:style-name="P8"><text:span text:style-name="T3"><text:tab/><text:tab/><text:tab/><text:tab/><text:tab/><text:tab/>background-color: grey;</text:span></text:p>
      <text:p text:style-name="P8"><text:span text:style-name="T3"><text:tab/><text:tab/><text:tab/><text:tab/><text:tab/>}</text:span></text:p>
      <text:p text:style-name="P8"><text:span text:style-name="T3"/></text:p>
      <text:p text:style-name="P8"><text:span text:style-name="T3"><text:tab/><text:tab/><text:tab/><text:tab/><text:tab/></text:span></text:p>
      <text:p text:style-name="P8"><text:span text:style-name="T3"><text:tab/><text:tab/><text:tab/><text:tab/><text:tab/>hr{</text:span></text:p>
      <text:p text:style-name="P8"><text:span text:style-name="T3"><text:tab/><text:tab/><text:tab/><text:tab/><text:tab/><text:tab/>border:3px solid green; </text:span></text:p>
      <text:p text:style-name="P8"><text:span text:style-name="T3"><text:tab/><text:tab/><text:tab/>&lt;/style&gt;</text:span></text:p>
      <text:p text:style-name="P8"><text:span text:style-name="T3"><text:tab/><text:tab/>&lt;/head&gt;</text:span></text:p>
      <text:p text:style-name="P8"><text:span text:style-name="T3"><text:tab/><text:tab/></text:span></text:p>
      <text:p text:style-name="P8"><text:span text:style-name="T3"><text:tab/><text:tab/>&lt;body&gt;</text:span></text:p>
      <text:p text:style-name="P8"><text:span text:style-name="T3"><text:tab/><text:tab/><text:tab/>&lt;h1 style="background-color: black;color:white;text-align: <text:tab/><text:tab/><text:tab/>center;"&gt;Pseudo Classes&lt;/h1&gt;</text:span></text:p>
      <text:p text:style-name="P8"><text:soft-page-break/><text:span text:style-name="T3"><text:tab/><text:tab/><text:tab/>&lt;h2&gt;hover:&lt;/h2&gt;</text:span></text:p>
      <text:p text:style-name="P8"><text:span text:style-name="T3"><text:tab/><text:tab/><text:tab/>&lt;h2&gt;&lt;a class="Hover" href="#"&gt;Hover&lt;/a&gt;&lt;/h2&gt;</text:span></text:p>
      <text:p text:style-name="P8"><text:span text:style-name="T3"><text:tab/><text:tab/><text:tab/>&lt;hr&gt;</text:span></text:p>
      <text:p text:style-name="P8"><text:span text:style-name="T3"><text:tab/><text:tab/><text:tab/>&lt;h2&gt;focus:&lt;/h2&gt;</text:span></text:p>
      <text:p text:style-name="P8"><text:span text:style-name="T3"><text:tab/><text:tab/><text:tab/>&lt;p&gt;Click inside the text fields to see a grey <text:tab/><text:tab/><text:tab/><text:tab/><text:tab/><text:tab/>background:&lt;/p&gt;</text:span></text:p>
      <text:p text:style-name="P8"><text:span text:style-name="T3"><text:tab/><text:tab/><text:tab/></text:span></text:p>
      <text:p text:style-name="P8"><text:span text:style-name="T3"><text:tab/><text:tab/><text:tab/>&lt;form&gt;</text:span></text:p>
      <text:p text:style-name="P8"><text:span text:style-name="T3"><text:tab/><text:tab/><text:tab/><text:tab/>First name: &lt;input type="text" <text:tab/><text:tab/><text:tab/><text:tab/><text:tab/><text:tab/><text:tab/><text:tab/>name="firstname"&gt;&lt;br&gt;&lt;br&gt;</text:span></text:p>
      <text:p text:style-name="P8"><text:span text:style-name="T3"><text:tab/><text:tab/><text:tab/><text:tab/>Last name: &lt;input type="text" name="lastname"&gt;</text:span></text:p>
      <text:p text:style-name="P8"><text:span text:style-name="T3"><text:tab/><text:tab/><text:tab/>&lt;/form&gt;</text:span></text:p>
      <text:p text:style-name="P8"><text:span text:style-name="T3"><text:tab/><text:tab/><text:tab/>&lt;hr&gt;</text:span></text:p>
      <text:p text:style-name="P8"><text:span text:style-name="T3"><text:tab/><text:tab/><text:tab/>&lt;h2&gt;active:&lt;/h2&gt;</text:span></text:p>
      <text:p text:style-name="P8"><text:span text:style-name="T3"><text:tab/><text:tab/><text:tab/>&lt;div class="nav"&gt;</text:span></text:p>
      <text:p text:style-name="P8"><text:span text:style-name="T3"><text:tab/><text:tab/><text:tab/><text:tab/>&lt;ul&gt;</text:span></text:p>
      <text:p text:style-name="P8"><text:span text:style-name="T3"><text:tab/><text:tab/><text:tab/><text:tab/><text:tab/>&lt;li&gt;&lt;a class="active"href="CSS-Task-<text:tab/><text:tab/><text:tab/><text:tab/><text:tab/><text:tab/><text:tab/>9.html"&gt;Home&lt;/a&gt;&lt;/li&gt;</text:span></text:p>
      <text:p text:style-name="P8"><text:span text:style-name="T3"><text:tab/><text:tab/><text:tab/><text:tab/><text:tab/>&lt;li&gt;&lt;a href="#"&gt;About us&lt;/a&gt;&lt;/li&gt;</text:span></text:p>
      <text:p text:style-name="P8"><text:span text:style-name="T3"><text:tab/><text:tab/><text:tab/><text:tab/>&lt;/ul&gt;</text:span></text:p>
      <text:p text:style-name="P8"><text:span text:style-name="T3"><text:tab/><text:tab/><text:tab/>&lt;/div&gt;</text:span></text:p>
      <text:p text:style-name="P8"><text:span text:style-name="T3"><text:tab/><text:tab/><text:tab/><text:tab/>&lt;hr&gt;</text:span></text:p>
      <text:p text:style-name="P8"><text:span text:style-name="T3"><text:tab/><text:tab/><text:tab/><text:tab/>&lt;h2&gt;visited:&lt;/h2&gt;</text:span></text:p>
      <text:p text:style-name="P8"><text:span text:style-name="T3"><text:tab/><text:tab/><text:tab/><text:tab/><text:tab/>&lt;a href="#"&gt;Home&lt;/a&gt;&lt;br&gt;</text:span></text:p>
      <text:p text:style-name="P8"><text:span text:style-name="T3"><text:tab/><text:tab/><text:tab/><text:tab/><text:tab/>&lt;a href="#"&gt;Services&lt;/a&gt;&lt;br&gt;</text:span></text:p>
      <text:p text:style-name="P8"><text:span text:style-name="T3"><text:tab/><text:tab/><text:tab/><text:tab/><text:tab/>&lt;a href="#"&gt;Contact&lt;/a&gt;</text:span></text:p>
      <text:p text:style-name="P8"><text:span text:style-name="T3"><text:tab/><text:tab/><text:tab/><text:tab/><text:tab/>&lt;hr&gt;</text:span></text:p>
      <text:p text:style-name="P8"><text:span text:style-name="T3"><text:tab/><text:tab/><text:tab/><text:tab/>&lt;h2&gt;first-child:&lt;/h2&gt;</text:span></text:p>
      <text:p text:style-name="P8"><text:span text:style-name="T3"><text:tab/><text:tab/><text:tab/><text:tab/>&lt;div class="firstchild"&gt;</text:span></text:p>
      <text:p text:style-name="P8"><text:span text:style-name="T3"><text:tab/><text:tab/><text:tab/><text:tab/><text:tab/>&lt;p&gt;This paragraph is the first child of its parent <text:tab/><text:tab/><text:tab/><text:tab/><text:tab/>(body).&lt;/p&gt;</text:span></text:p>
      <text:p text:style-name="P8"><text:span text:style-name="T3"><text:tab/><text:tab/><text:tab/><text:tab/>&lt;/div&gt;</text:span></text:p>
      <text:p text:style-name="P8"><text:soft-page-break/><text:span text:style-name="T3"><text:tab/><text:tab/><text:tab/><text:tab/>&lt;h1&gt;Welcome to My Homepage&lt;/h1&gt;</text:span></text:p>
      <text:p text:style-name="P8"><text:span text:style-name="T3"><text:tab/><text:tab/><text:tab/></text:span></text:p>
      <text:p text:style-name="P8"><text:span text:style-name="T3"><text:tab/><text:tab/><text:tab/><text:tab/>&lt;p&gt;This paragraph is not the first child of its <text:tab/><text:tab/><text:tab/><text:tab/><text:tab/><text:tab/>parent.&lt;/p&gt;</text:span></text:p>
      <text:p text:style-name="P8"><text:span text:style-name="T3"/></text:p>
      <text:p text:style-name="P8"><text:span text:style-name="T3"><text:tab/><text:tab/><text:tab/><text:tab/>&lt;div&gt;</text:span></text:p>
      <text:p text:style-name="P8"><text:span text:style-name="T3"><text:s text:c="2"/><text:tab/><text:tab/><text:tab/><text:tab/><text:tab/>&lt;p&gt;This paragraph is the first child of its parent <text:tab/><text:tab/><text:tab/><text:tab/><text:tab/>(div).&lt;/p&gt;</text:span></text:p>
      <text:p text:style-name="P8"><text:span text:style-name="T3"><text:s/></text:span><text:span text:style-name="T1"><text:s/><text:tab/><text:tab/><text:tab/><text:tab/><text:tab/>&lt;p&gt;This is last-child.&lt;/p&gt;</text:span></text:p>
      <text:p text:style-name="P8"><text:span text:style-name="T1"><text:tab/><text:tab/><text:tab/><text:tab/>&lt;/div&gt;</text:span></text:p>
      <text:p text:style-name="P8"><text:span text:style-name="T1"><text:tab/><text:tab/><text:tab/><text:tab/>&lt;hr&gt;</text:span></text:p>
      <text:p text:style-name="P8"><text:span text:style-name="T1"><text:tab/><text:tab/><text:tab/><text:tab/>&lt;h2&gt;last-child:&lt;/h2&gt;</text:span></text:p>
      <text:p text:style-name="P8"><text:span text:style-name="T1"><text:tab/><text:tab/><text:tab/><text:tab/><text:tab/>&lt;p&gt;This paragraph is the last child of its parent <text:tab/><text:tab/><text:tab/><text:tab/><text:tab/>(body).&lt;/p&gt;</text:span></text:p>
      <text:p text:style-name="P8"><text:span text:style-name="T1"><text:tab/><text:tab/></text:span></text:p>
      <text:p text:style-name="P8"><text:span text:style-name="T1"/></text:p>
      <text:p text:style-name="P8"><text:span text:style-name="T1"><text:tab/><text:tab/><text:tab/><text:tab/>&lt;h1&gt;Welcome to My Homepage&lt;/h1&gt;</text:span></text:p>
      <text:p text:style-name="P8"><text:span text:style-name="T1"><text:tab/><text:tab/><text:tab/><text:tab/><text:tab/>&lt;p&gt;This paragraph is not the last child of its <text:tab/><text:tab/><text:tab/><text:tab/><text:tab/><text:tab/>parent.&lt;/p&gt;</text:span></text:p>
      <text:p text:style-name="P8"><text:span text:style-name="T1"/></text:p>
      <text:p text:style-name="P8"><text:span text:style-name="T1"><text:tab/><text:tab/><text:tab/><text:tab/>&lt;div class="lastchild"&gt;</text:span></text:p>
      <text:p text:style-name="P8"><text:span text:style-name="T1"><text:s text:c="2"/><text:tab/><text:tab/><text:tab/><text:tab/><text:tab/>&lt;p&gt;This paragraph is not the last child of its <text:tab/><text:tab/><text:tab/><text:tab/><text:tab/><text:tab/><text:tab/>parent (div).&lt;/p&gt;</text:span></text:p>
      <text:p text:style-name="P8"><text:span text:style-name="T1"><text:s text:c="2"/><text:tab/><text:tab/><text:tab/><text:tab/><text:tab/>&lt;p&gt;This paragraph is the last child of its <text:tab/><text:tab/><text:tab/><text:tab/><text:tab/><text:tab/>parent.&lt;/p&gt;</text:span></text:p>
      <text:p text:style-name="P8"><text:span text:style-name="T1"><text:tab/><text:tab/><text:tab/><text:tab/>&lt;/div&gt;</text:span></text:p>
      <text:p text:style-name="P8"><text:span text:style-name="T1"><text:tab/><text:tab/><text:tab/><text:tab/>&lt;hr&gt;</text:span></text:p>
      <text:p text:style-name="P8"><text:span text:style-name="T1"><text:tab/><text:tab/><text:tab/><text:tab/>&lt;h2&gt;only-child:&lt;/h2&gt;</text:span></text:p>
      <text:p text:style-name="P8"><text:span text:style-name="T1"><text:tab/><text:tab/><text:tab/><text:tab/><text:tab/>&lt;div&gt;&lt;p&gt;This is only a child <text:tab/><text:tab/><text:tab/><text:tab/><text:tab/><text:tab/><text:tab/><text:tab/>paragraph.&lt;/p&gt;&lt;/div&gt;</text:span></text:p>
      <text:p text:style-name="P8"><text:span text:style-name="T1"/></text:p>
      <text:p text:style-name="P8"><text:span text:style-name="T1"><text:tab/><text:tab/><text:tab/><text:tab/><text:tab/>&lt;div&gt;&lt;span&gt;This is a span.&lt;/span&gt;&lt;p&gt;This is a <text:tab/><text:tab/><text:tab/><text:tab/><text:tab/>paragraph.&lt;/p&gt;&lt;/div&gt;</text:span></text:p>
      <text:p text:style-name="P8"><text:soft-page-break/><text:span text:style-name="T1"><text:tab/><text:tab/><text:tab/><text:tab/>&lt;hr&gt;</text:span></text:p>
      <text:p text:style-name="P8"><text:span text:style-name="T1"><text:tab/><text:tab/><text:tab/><text:tab/>&lt;h2&gt;nth-child&lt;/h2&gt;</text:span></text:p>
      <text:p text:style-name="P8"><text:span text:style-name="T1"><text:tab/><text:tab/></text:span></text:p>
      <text:p text:style-name="P8"><text:span text:style-name="T1"><text:tab/><text:tab/><text:tab/><text:tab/>&lt;div class="nth-child"&gt;</text:span></text:p>
      <text:p text:style-name="P8"><text:span text:style-name="T1"><text:tab/><text:tab/><text:tab/><text:tab/><text:tab/>&lt;p&gt;This is some paragraph&lt;/p&gt;</text:span></text:p>
      <text:p text:style-name="P8"><text:span text:style-name="T1"><text:tab/><text:tab/><text:tab/><text:tab/><text:tab/>&lt;p&gt;This is some paragraph.&lt;/p&gt;</text:span></text:p>
      <text:p text:style-name="P8"><text:span text:style-name="T1"><text:tab/><text:tab/><text:tab/><text:tab/><text:tab/>&lt;p&gt;This is a nth child paragraph.&lt;/p&gt;</text:span></text:p>
      <text:p text:style-name="P8"><text:span text:style-name="T1"><text:tab/><text:tab/><text:tab/><text:tab/>&lt;/div&gt;</text:span></text:p>
      <text:p text:style-name="P8"><text:span text:style-name="T1"><text:tab/><text:tab/><text:tab/><text:tab/>&lt;hr&gt;</text:span></text:p>
      <text:p text:style-name="P8"><text:span text:style-name="T1"><text:tab/><text:tab/><text:tab/><text:tab/>&lt;h2&gt;nth-of-type&lt;/h2&gt;</text:span></text:p>
      <text:p text:style-name="P8"><text:span text:style-name="T1"><text:tab/><text:tab/><text:tab/><text:tab/><text:tab/>&lt;div class="nth-of-type"&gt;</text:span></text:p>
      <text:p text:style-name="P8"><text:span text:style-name="T1"><text:tab/><text:tab/><text:tab/><text:tab/><text:tab/><text:tab/>&lt;p&gt;This is first text.&lt;/p&gt;</text:span></text:p>
      <text:p text:style-name="P8"><text:span text:style-name="T1"><text:tab/><text:tab/><text:tab/><text:tab/><text:tab/><text:tab/>&lt;p&gt;This is second text.&lt;/p&gt;</text:span></text:p>
      <text:p text:style-name="P8"><text:span text:style-name="T1"><text:tab/><text:tab/><text:tab/><text:tab/><text:tab/><text:tab/>&lt;p&gt;This is third text.&lt;/p&gt;</text:span></text:p>
      <text:p text:style-name="P8"><text:span text:style-name="T1"><text:tab/><text:tab/><text:tab/><text:tab/><text:tab/><text:tab/>&lt;p&gt;This is fourth text.&lt;/p&gt;</text:span></text:p>
      <text:p text:style-name="P8"><text:span text:style-name="T1"><text:tab/><text:tab/><text:tab/><text:tab/><text:tab/>&lt;/div&gt;</text:span></text:p>
      <text:p text:style-name="P8"><text:span text:style-name="T1"><text:tab/><text:tab/><text:tab/><text:tab/><text:tab/>&lt;hr&gt;</text:span></text:p>
      <text:p text:style-name="P8"><text:span text:style-name="T1"><text:tab/><text:tab/><text:tab/><text:tab/><text:tab/><text:tab/>&lt;h2&gt;nth-of-type(odd and even)&lt;/h2&gt;</text:span></text:p>
      <text:p text:style-name="P8"><text:span text:style-name="T1"><text:tab/><text:tab/><text:tab/><text:tab/><text:tab/><text:tab/>&lt;div class="odd"&gt;</text:span></text:p>
      <text:p text:style-name="P8"><text:span text:style-name="T1"><text:tab/><text:tab/><text:tab/><text:tab/><text:tab/><text:tab/><text:tab/>&lt;p&gt;HTML5&lt;/p&gt;</text:span></text:p>
      <text:p text:style-name="P8"><text:span text:style-name="T1"><text:tab/><text:tab/><text:tab/><text:tab/><text:tab/><text:tab/><text:tab/>&lt;p&gt;CSS3&lt;/p&gt;</text:span></text:p>
      <text:p text:style-name="P8"><text:span text:style-name="T1"><text:tab/><text:tab/><text:tab/><text:tab/><text:tab/><text:tab/><text:tab/>&lt;p&gt;Javascript&lt;/p&gt;</text:span></text:p>
      <text:p text:style-name="P8"><text:span text:style-name="T1"><text:tab/><text:tab/><text:tab/><text:tab/><text:tab/><text:tab/><text:tab/>&lt;p&gt;Jquery&lt;/p&gt;</text:span></text:p>
      <text:p text:style-name="P8"><text:span text:style-name="T1"><text:tab/><text:tab/><text:tab/><text:tab/><text:tab/><text:tab/><text:tab/>&lt;p&gt;Bootstrap&lt;/p&gt;</text:span></text:p>
      <text:p text:style-name="P8"><text:span text:style-name="T1"><text:tab/><text:tab/><text:tab/><text:tab/><text:tab/><text:tab/><text:tab/>&lt;p&gt;Sql&lt;/p&gt;</text:span></text:p>
      <text:p text:style-name="P8"><text:span text:style-name="T1"><text:tab/><text:tab/><text:tab/><text:tab/><text:tab/><text:tab/><text:tab/>&lt;p&gt;Ruby&lt;/p&gt;</text:span></text:p>
      <text:p text:style-name="P8"><text:span text:style-name="T1"><text:tab/><text:tab/><text:tab/><text:tab/><text:tab/><text:tab/>&lt;/div&gt;</text:span></text:p>
      <text:p text:style-name="P8"><text:span text:style-name="T1"><text:tab/><text:tab/><text:tab/><text:tab/><text:tab/><text:tab/>&lt;hr&gt;&lt;h1 style="background-color: <text:tab/><text:tab/><text:tab/><text:tab/><text:tab/><text:tab/><text:tab/>black;color:white;text-align: <text:tab/><text:tab/><text:tab/><text:tab/><text:tab/><text:tab/><text:tab/><text:tab/><text:tab/>center;"&gt;Pseudo Elements&lt;/h1&gt;&lt;hr&gt;</text:span></text:p>
      <text:p text:style-name="P8"><text:span text:style-name="T1"><text:tab/><text:tab/><text:tab/><text:tab/>&lt;/body&gt;</text:span></text:p>
      <text:p text:style-name="P8"><text:soft-page-break/><text:span text:style-name="T1"><text:tab/><text:tab/>&lt;/html&gt;</text:span></text:p>
      <text:p text:style-name="P9"><text:span text:style-name="T5">Pseudo Elements:</text:span></text:p>
      <text:p text:style-name="P1">Few useful selector elements:</text:p>
      <text:p text:style-name="P2">before:</text:p>
      <text:p text:style-name="P1">Insert something before the content of each &lt;p&gt; element.</text:p>
      <text:p text:style-name="P2">after:</text:p>
      <text:p text:style-name="P1">Insert something after the content of each &lt;p&gt; element.</text:p>
      <text:p text:style-name="P2">first-letter:</text:p>
      <text:p text:style-name="P1">Selects the first letter of each &lt;p&gt; element.</text:p>
      <text:p text:style-name="P2">first-line:</text:p>
      <text:p text:style-name="P1">Selects the first line of each &lt;p&gt; element.</text:p>
      <text:p text:style-name="P1"/>
      <text:p text:style-name="P3">Demo:</text:p>
      <text:p text:style-name="P6">&lt;!DOCTYPE html&gt;</text:p>
      <text:p text:style-name="P6"><text:tab/>&lt;html&gt;</text:p>
      <text:p text:style-name="P6"><text:tab/><text:tab/>&lt;head&gt;Pseudo Elements&lt;/head&gt;</text:p>
      <text:p text:style-name="P6"><text:tab/><text:tab/><text:tab/>&lt;style type="text/css"&gt;</text:p>
      <text:p text:style-name="P6"><text:tab/><text:tab/><text:tab/><text:tab/>.firstline p::first-line {</text:p>
      <text:p text:style-name="P6"><text:s text:c="4"/><text:tab/><text:tab/><text:tab/><text:tab/><text:tab/><text:tab/>color:brown;</text:p>
      <text:p text:style-name="P6"><text:s text:c="4"/><text:tab/><text:tab/><text:tab/><text:tab/><text:tab/><text:tab/>font-variant:small-caps;</text:p>
      <text:p text:style-name="P6"><text:tab/><text:tab/><text:tab/><text:tab/>}</text:p>
      <text:p text:style-name="P6"><text:tab/><text:tab/><text:tab/><text:tab/>.first-letter::first-letter{</text:p>
      <text:p text:style-name="P6"><text:tab/><text:tab/><text:tab/><text:tab/><text:tab/><text:tab/><text:tab/><text:tab/><text:tab/>color: brown;</text:p>
      <text:p text:style-name="P6"><text:tab/><text:tab/><text:tab/><text:tab/><text:tab/><text:tab/><text:tab/>font-size: xx-large;</text:p>
      <text:p text:style-name="P6"><text:tab/><text:tab/><text:tab/><text:tab/>}</text:p>
      <text:p text:style-name="P6"><text:tab/><text:tab/><text:tab/><text:tab/>.before h2::before{</text:p>
      <text:p text:style-name="P6"><text:tab/><text:tab/><text:tab/><text:tab/><text:tab/>content: url(hd.png);</text:p>
      <text:p text:style-name="P6"><text:tab/><text:tab/><text:tab/><text:tab/><text:tab/>width: 5px;</text:p>
      <text:p text:style-name="P6"><text:tab/><text:tab/><text:tab/><text:tab/> <text:s text:c="3"/>height: 5px;</text:p>
      <text:p text:style-name="P6"><text:tab/><text:tab/><text:tab/><text:tab/>}</text:p>
      <text:p text:style-name="P6"><text:tab/><text:tab/><text:tab/><text:tab/>.after h2::after{</text:p>
      <text:p text:style-name="P6"><text:soft-page-break/><text:tab/><text:tab/><text:tab/><text:tab/><text:tab/>content: url(hd.png);</text:p>
      <text:p text:style-name="P6"><text:tab/><text:tab/><text:tab/><text:tab/><text:tab/><text:tab/><text:tab/>width: 2px 2p;</text:p>
      <text:p text:style-name="P6"><text:tab/><text:tab/><text:tab/><text:tab/><text:tab/><text:tab/><text:tab/>height:2px;</text:p>
      <text:p text:style-name="P6"><text:tab/><text:tab/><text:tab/><text:tab/>}</text:p>
      <text:p text:style-name="P6"><text:tab/><text:tab/><text:tab/><text:tab/></text:p>
      <text:p text:style-name="P6"><text:tab/><text:tab/><text:tab/><text:tab/>hr{</text:p>
      <text:p text:style-name="P6"><text:tab/><text:tab/><text:tab/><text:tab/><text:tab/><text:tab/>border:3px solid green; </text:p>
      <text:p text:style-name="P6"><text:tab/><text:tab/><text:tab/><text:tab/><text:tab/>}</text:p>
      <text:p text:style-name="P6"/>
      <text:p text:style-name="P6"><text:tab/><text:tab/><text:tab/>&lt;/style&gt;</text:p>
      <text:p text:style-name="P6"/>
      <text:p text:style-name="P7"><text:tab/><text:tab/><text:tab/>&lt;body&gt;</text:p>
      <text:p text:style-name="P7"><text:tab/><text:tab/><text:tab/>&lt;hr&gt;&lt;h1 style="background-color: <text:tab/><text:tab/><text:tab/><text:tab/><text:tab/><text:tab/><text:tab/>black;color:white;text-align: center;"&gt;Pseudo <text:tab/><text:tab/><text:tab/><text:tab/><text:tab/>Elements&lt;/h1&gt;</text:p>
      <text:p text:style-name="P6"><text:tab/><text:tab/><text:tab/><text:tab/>&lt;hr&gt;</text:p>
      <text:p text:style-name="P6"><text:tab/><text:tab/><text:tab/>&lt;h1 style="background-color:green;color:white;text-<text:tab/><text:tab/><text:tab/>align: center;"&gt;Before:&lt;/h1&gt;</text:p>
      <text:p text:style-name="P6"><text:tab/><text:tab/>&lt;div class="before"&gt;</text:p>
      <text:p text:style-name="P6"><text:tab/><text:tab/><text:tab/>&lt;h2&gt;This is a lord budda pic in png format&lt;/h2&gt;</text:p>
      <text:p text:style-name="P6"><text:tab/><text:tab/><text:tab/>&lt;p&gt;The before pseudo-element inserts content before <text:tab/><text:tab/><text:tab/>the content of an element.&lt;/p&gt;</text:p>
      <text:p text:style-name="P6"/>
      <text:p text:style-name="P6"><text:tab/><text:tab/>&lt;/div&gt;</text:p>
      <text:p text:style-name="P6"><text:tab/><text:tab/><text:tab/><text:tab/>&lt;hr&gt;</text:p>
      <text:p text:style-name="P6"><text:tab/><text:tab/><text:tab/><text:tab/>&lt;h1 style="background-<text:tab/><text:tab/><text:tab/><text:tab/><text:tab/><text:tab/><text:tab/><text:tab/><text:tab/>color:green;color:white;text-align:<text:tab/><text:tab/><text:tab/><text:tab/><text:tab/><text:tab/><text:tab/>center;"&gt;After:&lt;/h1&gt;</text:p>
      <text:p text:style-name="P6"><text:tab/><text:tab/><text:tab/>&lt;div class="after"&gt;</text:p>
      <text:p text:style-name="P6"><text:tab/><text:tab/><text:tab/><text:tab/>&lt;h2&gt;This is a lord budda pic in png format&lt;/h2&gt;</text:p>
      <text:p text:style-name="P6"><text:tab/><text:tab/><text:tab/><text:tab/>&lt;p&gt;The after pseudo-element inserts content <text:tab/><text:tab/><text:tab/><text:tab/><text:tab/>after the content of an element.&lt;/p&gt;</text:p>
      <text:p text:style-name="P6"><text:tab/><text:tab/><text:tab/>&lt;/div&gt;&lt;hr&gt;</text:p>
      <text:p text:style-name="P6"><text:soft-page-break/><text:tab/><text:tab/><text:tab/><text:tab/><text:tab/>&lt;div class="first-letter"&gt;</text:p>
      <text:p text:style-name="P6"><text:tab/><text:tab/><text:tab/>&lt;h1 style="background-<text:tab/><text:tab/><text:tab/><text:tab/><text:tab/><text:tab/><text:tab/><text:tab/><text:tab/>color:green;color:white;text-align: center;"&gt;First-<text:tab/><text:tab/><text:tab/><text:tab/>letter&lt;/h1&gt;</text:p>
      <text:p text:style-name="P6"><text:tab/><text:tab/><text:tab/><text:tab/>&lt;p class="first-letter"&gt;You can use the ::first-<text:tab/><text:tab/><text:tab/><text:tab/><text:tab/>letter pseudo-element to add a special effect to <text:tab/><text:tab/><text:tab/><text:tab/>the first character of a text!&lt;/p&gt;</text:p>
      <text:p text:style-name="P6"><text:tab/><text:tab/><text:tab/><text:tab/></text:p>
      <text:p text:style-name="P6"><text:tab/><text:tab/><text:tab/><text:tab/><text:tab/>&lt;hr&gt;</text:p>
      <text:p text:style-name="P6"><text:tab/><text:tab/><text:tab/><text:tab/>&lt;h1 style="background-<text:tab/><text:tab/><text:tab/><text:tab/><text:tab/><text:tab/><text:tab/><text:tab/><text:tab/>color:green;color:white;text-align: center;"&gt;first-<text:tab/><text:tab/><text:tab/><text:tab/>line&lt;/h1&gt;</text:p>
      <text:p text:style-name="P6"><text:tab/><text:tab/><text:tab/>&lt;div class="firstline"&gt;</text:p>
      <text:p text:style-name="P6"><text:tab/><text:tab/><text:tab/><text:tab/>&lt;p&gt;You can use the ::first-line pseudo-element to <text:tab/><text:tab/><text:tab/><text:tab/>add a special effect to the first line of a text. <text:tab/><text:tab/><text:tab/><text:tab/><text:tab/>Some more text. And even more, and more, and <text:tab/><text:tab/><text:tab/><text:tab/>more,first-line pseudo-element to add a special <text:tab/><text:tab/><text:tab/><text:tab/>effect to the first line of a text. Some more text. <text:tab/><text:tab/><text:tab/><text:tab/>And even more, and more, and more, &lt;/p&gt;</text:p>
      <text:p text:style-name="P6"><text:tab/><text:tab/><text:tab/>&lt;/div&gt;</text:p>
      <text:p text:style-name="P6"><text:tab/><text:tab/><text:tab/><text:tab/></text:p>
      <text:p text:style-name="P6"><text:tab/><text:tab/>&lt;/body&gt;</text:p>
      <text:p text:style-name="P6"><text:tab/>&lt;/html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1:21:57.804838089</meta:creation-date>
    <dc:date>2018-08-20T17:11:53.864768025</dc:date>
    <meta:editing-duration>PT25M3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9" meta:paragraph-count="219" meta:word-count="683" meta:character-count="6347" meta:non-whitespace-character-count="4797"/>
  </office:meta>
</office:document-meta>
</file>